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18cm solid #000000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table:style-name="ce1" office:value-type="string">
            <text:p>ACTIVITAT 3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PROBLEMA 1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>
            <text:p>fracàs\familia</text:p>
          </table:table-cell>
          <table:table-cell table:style-name="ce2" office:value-type="string">
            <text:p>Pares separats</text:p>
          </table:table-cell>
          <table:table-cell table:style-name="ce2" office:value-type="string">
            <text:p>Pares no separats</text:p>
          </table:table-cell>
          <table:table-cell table:number-columns-repeated="3"/>
        </table:table-row>
        <table:table-row table:style-name="ro1">
          <table:table-cell table:style-name="ce2" office:value-type="string">
            <text:p>5 o més suspensos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38">
            <text:p>38</text:p>
          </table:table-cell>
          <table:table-cell table:formula="of:=SUM([.B6:.C6])" office:value-type="float" office:value="111">
            <text:p>11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4 o menys suspensos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132">
            <text:p>132</text:p>
          </table:table-cell>
          <table:table-cell table:formula="of:=SUM([.B7:.C7])" office:value-type="float" office:value="219">
            <text:p>219</text:p>
          </table:table-cell>
          <table:table-cell table:number-columns-repeated="2"/>
        </table:table-row>
        <table:table-row table:style-name="ro1">
          <table:table-cell/>
          <table:table-cell table:formula="of:=SUM([.B6:.B7])" office:value-type="float" office:value="160">
            <text:p>160</text:p>
          </table:table-cell>
          <table:table-cell table:formula="of:=SUM([.C6:.C7])" office:value-type="float" office:value="170">
            <text:p>170</text:p>
          </table:table-cell>
          <table:table-cell table:formula="of:=SUM([.B6:.C7])" office:value-type="float" office:value="330">
            <text:p>33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ij</text:p>
          </table:table-cell>
          <table:table-cell table:formula="of:=[.B8]*[.D6]/[.D8]" office:value-type="float" office:value="53.8181818181818">
            <text:p>53,82</text:p>
          </table:table-cell>
          <table:table-cell table:formula="of:=[.C8]*[.D6]/[.D8]" office:value-type="float" office:value="57.1818181818182">
            <text:p>57,18</text:p>
          </table:table-cell>
          <table:table-cell table:number-columns-repeated="3"/>
        </table:table-row>
        <table:table-row table:style-name="ro1">
          <table:table-cell/>
          <table:table-cell table:formula="of:=[.B8]*[.D7]/[.D8]" office:value-type="float" office:value="106.181818181818">
            <text:p>106,18</text:p>
          </table:table-cell>
          <table:table-cell table:formula="of:=[.C8]*[.D7]/[.D8]" office:value-type="float" office:value="112.818181818182">
            <text:p>112,82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((Nij-eij)^2)/eij</text:p>
          </table:table-cell>
          <table:table-cell table:formula="of:=(([.B6]-[.B10])^2)/[.B10]" office:value-type="float" office:value="6.8367628992629">
            <text:p>6,84</text:p>
          </table:table-cell>
          <table:table-cell table:formula="of:=(([.C6]-[.C10])^2)/[.C10]" office:value-type="float" office:value="6.43460037577685">
            <text:p>6,43</text:p>
          </table:table-cell>
          <table:table-cell table:number-columns-repeated="3"/>
        </table:table-row>
        <table:table-row table:style-name="ro1">
          <table:table-cell/>
          <table:table-cell table:formula="of:=(([.B7]-[.B11])^2)/[.B11]" office:value-type="float" office:value="3.46520859277709">
            <text:p>3,47</text:p>
          </table:table-cell>
          <table:table-cell table:formula="of:=(([.C7]-[.C11])^2)/[.C11]" office:value-type="float" office:value="3.26137279320197">
            <text:p>3,2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Chi cuadrado</text:p>
          </table:table-cell>
          <table:table-cell table:formula="of:=SUM([.B14:.C15])" office:value-type="float" office:value="19.9979446610188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Contingencia</text:p>
          </table:table-cell>
          <table:table-cell table:formula="of:=SQRT([.B17]/([.D8]+[.B17]))" office:value-type="float" office:value="0.239034140404255">
            <text:p>0,24</text:p>
          </table:table-cell>
          <table:table-cell table:number-columns-repeated="4"/>
        </table:table-row>
        <table:table-row table:style-name="ro1">
          <table:table-cell office:value-type="string">
            <text:p>Cmax</text:p>
          </table:table-cell>
          <table:table-cell table:formula="of:=SQRT(1-1/2)" office:value-type="float" office:value="0.707106781186548">
            <text:p>0,71</text:p>
          </table:table-cell>
          <table:table-cell table:number-columns-repeated="4"/>
        </table:table-row>
        <table:table-row table:style-name="ro1">
          <table:table-cell office:value-type="string">
            <text:p>%Cmax</text:p>
          </table:table-cell>
          <table:table-cell table:formula="of:=[.B18]/[.B19]*100" office:value-type="float" office:value="33.8045323229893">
            <text:p>33,8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>
            <text:p>PROBLEMA 2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ota 1er parcial</text:p>
          </table:table-cell>
          <table:table-cell office:value-type="string">
            <text:p>Nota 2o parcial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Mitjana X</text:p>
          </table:table-cell>
          <table:table-cell table:formula="of:=AVERAGE([.A26:.A35])" office:value-type="float" office:value="5.7">
            <text:p>5,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Mitjana Y</text:p>
          </table:table-cell>
          <table:table-cell table:formula="of:=AVERAGE([.B26:.B35])" office:value-type="float" office:value="5.5">
            <text:p>5,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Var X</text:p>
          </table:table-cell>
          <table:table-cell table:formula="of:=VARP([.A26:.A35])" office:value-type="float" office:value="4.41">
            <text:p>4,4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Var Y</text:p>
          </table:table-cell>
          <table:table-cell table:formula="of:=VARP([.B26:.B35])" office:value-type="float" office:value="3.05">
            <text:p>3,0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esv. Tip. X</text:p>
          </table:table-cell>
          <table:table-cell table:formula="of:=SQRT([.F28])" office:value-type="float" office:value="2.1">
            <text:p>2,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sv. Tip. Y</text:p>
          </table:table-cell>
          <table:table-cell table:formula="of:=SQRT([.F29])" office:value-type="float" office:value="1.7464249196573">
            <text:p>1,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Covar.</text:p>
          </table:table-cell>
          <table:table-cell table:formula="of:=COVAR([.A26:.A35];[.B26:.B35])" office:value-type="float" office:value="2.15">
            <text:p>2,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Correl.</text:p>
          </table:table-cell>
          <table:table-cell table:formula="of:=CORREL([.A26:.A35];[.B26:.B35])" office:value-type="float" office:value="0.586231627988008">
            <text:p>0,5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_a</text:p>
          </table:table-cell>
          <table:table-cell table:formula="of:=[.F32]/[.F28]" office:value-type="float" office:value="0.487528344671202">
            <text:p>0,49</text:p>
          </table:table-cell>
        </table:table-row>
        <table:table-row table:style-name="ro1">
          <table:table-cell table:number-columns-repeated="4"/>
          <table:table-cell office:value-type="string">
            <text:p>_b</text:p>
          </table:table-cell>
          <table:table-cell table:formula="of:=[.F27]-[.F35]*[.F26]" office:value-type="float" office:value="2.72108843537415">
            <text:p>2,72</text:p>
          </table:table-cell>
        </table:table-row>
        <table:table-row table:style-name="ro2">
          <table:table-cell table:number-columns-repeated="4"/>
          <table:table-cell office:value-type="string">
            <text:p>Pred. X=5,5</text:p>
          </table:table-cell>
          <table:table-cell table:formula="of:=[.F35]*5.5+[.F36]" office:value-type="float" office:value="5.40249433106576">
            <text:p>5,4</text:p>
          </table:table-cell>
        </table:table-row>
        <table:table-row table:style-name="ro1">
          <table:table-cell>
            <draw:frame table:end-cell-address="Hoja1.G56" table:end-x="0.057cm" table:end-y="0.387cm" draw:z-index="0" draw:style-name="gr1" svg:width="12.323cm" svg:height="8.449cm" svg:x="1.282cm" svg:y="0.067cm">
              <draw:object draw:notify-on-update-of-ranges="Hoja1.A26:Hoja1.A35 Hoja1.B26:Hoja1.B3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6">16/03/2009</text:date>, <text:time>13:43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8-02-27T11:27:15</meta:creation-date>
    <dc:creator>joseluis</dc:creator>
    <dc:date>2009-03-16T13:43:54.21</dc:date>
    <dc:language>es-ES</dc:language>
    <meta:editing-cycles>9</meta:editing-cycles>
    <meta:editing-duration>PT00H47M16S</meta:editing-duration>
    <meta:document-statistic meta:table-count="1" meta:cell-count="79" meta:object-count="1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symbol-type="automatic" chart:connect-bars="false" chart:spline-order="3" chart:regression-type="linear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39999961853027pt" style:font-family-asian="'MS Gothic'" style:font-family-generic-asian="system" style:font-pitch-asian="variable" style:font-size-asian="8.39999961853027pt" style:font-family-complex="Tahoma" style:font-family-generic-complex="system" style:font-pitch-complex="variable" style:font-size-complex="8.39999961853027pt"/>
    </style:style>
    <style:style style:name="ch4" style:family="chart">
      <style:chart-properties style:direction="ltr"/>
      <style:graphic-properties draw:stroke="none" draw:fill="none"/>
      <style:text-properties fo:font-family="Arial" style:font-family-generic="swiss" style:font-pitch="variable" fo:font-size="10.9008836746216pt" style:font-family-asian="'MS Gothic'" style:font-family-generic-asian="system" style:font-pitch-asian="variable" style:font-size-asian="10.9008836746216pt" style:font-family-complex="Tahoma" style:font-family-generic-complex="system" style:font-pitch-complex="variable" style:font-size-complex="10.9008836746216pt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39999961853027pt" style:font-family-asian="'MS Gothic'" style:font-family-generic-asian="system" style:font-pitch-asian="variable" style:font-size-asian="8.39999961853027pt" style:font-family-complex="Tahoma" style:font-family-generic-complex="system" style:font-pitch-complex="variable" style:font-size-complex="8.39999961853027pt"/>
    </style:style>
    <style:style style:name="ch6" style:family="chart">
      <style:chart-properties style:rotation-angle="90" style:direction="ltr"/>
      <style:graphic-properties draw:stroke="none" draw:fill="none"/>
      <style:text-properties fo:font-family="Arial" style:font-family-generic="swiss" style:font-pitch="variable" fo:font-size="10.9008836746216pt" style:font-family-asian="'MS Gothic'" style:font-family-generic-asian="system" style:font-pitch-asian="variable" style:font-size-asian="10.9008836746216pt" style:font-family-complex="Tahoma" style:font-family-generic-complex="system" style:font-pitch-complex="variable" style:font-size-complex="10.9008836746216pt"/>
    </style:style>
    <style:style style:name="ch7" style:family="chart">
      <style:chart-properties chart:symbol-type="automatic" chart:symbol-width="0.168cm" chart:symbol-height="0.168cm" chart:regression-type="linear"/>
      <style:graphic-properties draw:stroke="none" svg:stroke-color="#993366" draw:fill-color="#993366"/>
      <style:text-properties fo:font-family="Arial" style:font-family-generic="swiss" style:font-pitch="variable" fo:font-size="7.19999980926514pt" style:font-family-asian="'MS Gothic'" style:font-family-generic-asian="system" style:font-pitch-asian="variable" style:font-size-asian="7.19999980926514pt" style:font-family-complex="Tahoma" style:font-family-generic-complex="system" style:font-pitch-complex="variable" style:font-size-complex="7.19999980926514pt"/>
    </style:style>
    <style:style style:name="ch8" style:family="chart">
      <style:graphic-properties draw:stroke="solid" svg:stroke-width="0.1cm" svg:stroke-color="#993366" svg:stroke-opacity="100%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2.324cm" svg:height="8.45cm" chart:class="chart:scatter" chart:style-name="ch1">
        <chart:plot-area chart:style-name="ch2" table:cell-range-address="Hoja1.A26:Hoja1.B35" svg:x="0.246cm" svg:y="0.316cm" svg:width="11.831cm" svg:height="7.965cm">
          <chart:axis chart:dimension="x" chart:name="primary-x" chart:style-name="ch3">
            <chart:title svg:x="5.431cm" svg:y="7.85cm" chart:style-name="ch4">
              <text:p>Nota 1er parcial</text:p>
            </chart:title>
          </chart:axis>
          <chart:axis chart:dimension="y" chart:name="primary-y" chart:style-name="ch5">
            <chart:title svg:x="0.246cm" svg:y="4.991cm" chart:style-name="ch6">
              <text:p>Nota 2o parcial</text:p>
            </chart:title>
          </chart:axis>
          <chart:series chart:style-name="ch7" chart:values-cell-range-address="Hoja1.B26:Hoja1.B35" chart:class="chart:scatter">
            <chart:domain table:cell-range-address="Hoja1.A26:Hoja1.A35"/>
            <chart:regression-curve chart:style-name="ch8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 text:id="Hoja1.A26:Hoja1.A35">8</text:p>
              </table:table-cell>
              <table:table-cell office:value-type="float" office:value="5">
                <text:p text:id="Hoja1.B26:Hoja1.B35"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